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A000002B5C72A30E9.png"/>
  <manifest:file-entry manifest:media-type="image/png" manifest:full-path="Pictures/100000000000039A000002B5A88E42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831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Predeterminado-notes">
      <style:graphic-properties draw:fill-color="#ffffff" fo:min-height="11.43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1.321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.983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style:writing-mode="lr-tb"/>
    </style: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use-date-time-name="dtd1">
        <draw:frame presentation:style-name="pr1" draw:text-style-name="P1" draw:layer="layout" svg:width="21.59cm" svg:height="4.085cm" svg:x="1.905cm" svg:y="2.328cm" presentation:class="title" presentation:user-transformed="true">
          <draw:text-box>
            <text:p/>
          </draw:text-box>
        </draw:frame>
        <draw:frame presentation:style-name="pr2" draw:text-style-name="P1" draw:layer="layout" svg:width="17.78cm" svg:height="4.869cm" svg:x="3.81cm" svg:y="6.412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redeterminado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redeterminado" presentation:use-date-time-name="dtd1">
        <draw:frame presentation:style-name="pr6" draw:text-style-name="P1" draw:layer="layout" svg:width="15.24cm" svg:height="1.575cm" svg:x="4.979cm" svg:y="13.334cm" presentation:class="title" presentation:user-transformed="true">
          <draw:text-box>
            <text:p/>
          </draw:text-box>
        </draw:frame>
        <draw:frame draw:style-name="gr2" draw:text-style-name="P1" draw:layer="layout" svg:width="15.24cm" svg:height="11.431cm" svg:x="4.979cm" svg:y="1.702cm">
          <draw:text-box>
            <text:p/>
          </draw:text-box>
        </draw:frame>
        <draw:frame presentation:style-name="pr7" draw:text-style-name="P1" draw:layer="layout" svg:width="15.24cm" svg:height="2.237cm" svg:x="4.979cm" svg:y="14.909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determinado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5" draw:text-style-name="P1" draw:layer="layout" svg:width="11.218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1" draw:layer="layout" svg:width="11.218cm" svg:height="12.573cm" svg:x="12.912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redeterminado" presentation:use-date-time-name="dtd1"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39A000002B5A88E4276.png" xlink:type="simple" xlink:show="embed" xlink:actuate="onLoad"/>
    <draw:fill-image draw:name="Bitmape_20_2" draw:display-name="Bitmape 2" xlink:href="Pictures/100000000000039A000002B5C72A30E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text-properties fo:font-family="Calibri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2" style:family="presentation" style:parent-style-name="Predeterminado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color="#898989" fo:font-family="Calibri" style:font-pitch="variable" fo:font-size="12pt" fo:language="es" fo:country="E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úmero&gt;</text:page-number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2.86cm" svg:height="3.985cm" svg:x="1.27cm" svg:y="0.358cm" presentation:class="title" presentation:placeholder="true">
        <draw:text-box/>
      </draw:frame>
      <draw:frame presentation:style-name="Predeterminado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015cm" svg:x="1.269cm" svg:y="17.657cm" presentation:class="date-time">
        <draw:text-box>
          <text:p text:style-name="P3"><text:span text:style-name="T1"><text:date style:data-style-name="D3" text:date-value="2010-12-02">02/12/10</text:date></text:span></text:p>
        </draw:text-box>
      </draw:frame>
      <draw:frame presentation:style-name="pr2" draw:text-style-name="P5" draw:layer="backgroundobjects" svg:width="8.044cm" svg:height="1.277cm" svg:x="8.678cm" svg:y="17.526cm" presentation:class="footer">
        <draw:text-box>
          <text:p/>
        </draw:text-box>
      </draw:frame>
      <draw:frame presentation:style-name="pr3" draw:text-style-name="P7" draw:layer="backgroundobjects" svg:width="5.927cm" svg:height="1.015cm" svg:x="18.202cm" svg:y="17.657cm" presentation:class="page-number">
        <draw:text-box>
          <text:p text:style-name="P6"><text:span text:style-name="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Diapositiva 1</dc:title>
    <meta:initial-creator>Diseno 2</meta:initial-creator>
    <meta:creation-date>2010-11-29T16:21:14</meta:creation-date>
    <dc:date>2010-12-02T10:40:28</dc:date>
    <meta:editing-cycles>7</meta:editing-cycles>
    <meta:editing-duration>PT27M7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37"/>
  </office:meta>
</office:document-meta>
</file>